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Frame_20_contents">
      <style:text-properties fo:font-size="11pt" officeooo:paragraph-rsid="00388f90" style:font-name="Arial" style:font-size-asian="11pt" style:font-size-complex="11pt"/>
    </style:style>
    <style:style style:family="paragraph" style:name="P2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388f90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388f90" style:font-name="Arial" style:font-size-asian="14pt" style:font-size-complex="14pt"/>
    </style:style>
    <style:style style:family="paragraph" style:name="P5" style:parent-style-name="UrbanTitle">
      <style:text-properties fo:font-size="14pt" officeooo:paragraph-rsid="00388f90" style:font-name="Arial" style:font-size-asian="14pt" style:font-size-complex="14pt" style:text-underline-style="none"/>
    </style:style>
    <style:style style:family="paragraph" style:name="P6" style:parent-style-name="UrbanBody">
      <style:text-properties fo:font-size="10.5pt" fo:font-style="normal" officeooo:paragraph-rsid="0029656a" officeooo:rsid="002bf3ff" style:font-name="Arial" style:font-size-asian="10.5pt" style:font-size-complex="10.5pt" style:font-style-asian="normal" style:font-style-complex="normal"/>
    </style:style>
    <style:style style:family="paragraph" style:name="P7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8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9" style:parent-style-name="UrbanBody">
      <style:text-properties fo:font-size="11pt" style:font-name="Arial" style:font-size-asian="11pt" style:font-size-complex="11pt"/>
    </style:style>
    <style:style style:family="paragraph" style:name="P10" style:parent-style-name="UrbanBody">
      <style:text-properties fo:font-size="11pt" officeooo:paragraph-rsid="002de73c" style:font-name="Arial" style:font-size-asian="11pt" style:font-size-complex="11pt"/>
    </style:style>
    <style:style style:family="paragraph" style:name="P11" style:parent-style-name="UrbanBody">
      <style:text-properties fo:font-size="11pt" officeooo:paragraph-rsid="0029656a" style:font-name="Arial" style:font-size-asian="11pt" style:font-size-complex="11pt"/>
    </style:style>
    <style:style style:family="paragraph" style:name="P12" style:parent-style-name="UrbanBody">
      <style:text-properties fo:country="BE" fo:font-size="11pt" fo:language="fr" officeooo:paragraph-rsid="002de73c" style:font-name="Arial" style:font-name-complex="Calibri" style:font-size-asian="11pt" style:font-size-complex="11pt"/>
    </style:style>
    <style:style style:family="paragraph" style:name="P13" style:parent-style-name="Standard">
      <style:paragraph-properties fo:text-align="start" style:justify-single-word="false"/>
      <style:text-properties fo:font-size="10pt" officeooo:paragraph-rsid="00388f90" style:font-name="Arial" style:font-size-asian="10pt" style:font-size-complex="10pt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88f90" style:font-name="Arial" style:font-size-asian="10pt" style:font-size-complex="10pt"/>
    </style:style>
    <style:style style:family="paragraph" style:name="P15" style:parent-style-name="UrbanTitle">
      <style:paragraph-properties fo:text-align="start" style:justify-single-word="false"/>
      <style:text-properties fo:font-size="11pt" fo:font-style="normal" fo:font-weight="bold" officeooo:paragraph-rsid="00388f90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6" style:parent-style-name="UrbanBody">
      <style:text-properties fo:font-size="11pt" fo:font-weight="bold" officeooo:paragraph-rsid="003120c3" style:font-name="Arial" style:font-size-asian="11pt" style:font-size-complex="11pt" style:font-weight-asian="bold" style:font-weight-complex="bold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fo:font-style="normal" fo:font-variant="normal" fo:font-weight="normal" fo:text-transform="none" officeooo:rsid="0040216c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2109e"/>
    </style:style>
    <style:style style:family="text" style:name="T7">
      <style:text-properties officeooo:rsid="002bda3c"/>
    </style:style>
    <style:style style:family="text" style:name="T8">
      <style:text-properties fo:country="BE" fo:language="fr" style:font-name-complex="Calibri"/>
    </style:style>
    <style:style style:family="text" style:name="T9">
      <style:text-properties fo:country="BE" fo:language="fr" officeooo:rsid="002de73c" style:font-name-complex="Calibri"/>
    </style:style>
    <style:style style:family="text" style:name="T10">
      <style:text-properties fo:background-color="transparent" fo:country="BE" fo:language="fr" loext:char-shading-value="0" style:font-name-complex="Arial"/>
    </style:style>
    <style:style style:family="text" style:name="T11">
      <style:text-properties fo:background-color="transparent" fo:country="BE" fo:language="fr" loext:char-shading-value="0" officeooo:rsid="003437cd" style:font-name-complex="Arial"/>
    </style:style>
    <style:style style:family="text" style:name="T12">
      <style:text-properties style:font-name-complex="Arial"/>
    </style:style>
    <style:style style:family="text" style:name="T13">
      <style:text-properties style:font-name-complex="Calibri"/>
    </style:style>
    <style:style style:family="text" style:name="T14">
      <style:text-properties officeooo:rsid="002de73c" style:font-name-complex="Calibri"/>
    </style:style>
    <style:style style:family="text" style:name="T15">
      <style:text-properties fo:background-color="#fff200" fo:color="#ce181e" loext:char-shading-value="0" officeooo:rsid="002cf8be"/>
    </style:style>
    <style:style style:family="text" style:name="T16">
      <style:text-properties officeooo:rsid="00362119"/>
    </style:style>
    <style:style style:family="text" style:name="T17">
      <style:text-properties officeooo:rsid="00318bbc"/>
    </style:style>
    <style:style style:family="text" style:name="T1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2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3"><office:annotation><dc:creator>Gauthier Bastien</dc:creator><dc:date>2011-01-13T14:56:41</dc:date><text:p text:style-name="P17"><text:span text:style-name="T20">do text</text:span></text:p><text:p text:style-name="P17"><text:span text:style-name="T20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4"><text:span text:style-name="Police_20_par_20_défaut"><text:span text:style-name="T18"><text:text-input text:description="">tool.getCityName()</text:text-input></text:span></text:span><text:span text:style-name="T19">, le </text:span><text:span text:style-name="T19"><text:text-input text:description="">licence_view.format_date()</text:text-input></text:span></text:p>
            <text:p text:style-name="P1">S<text:span text:style-name="T6">PW - </text:span>Département des Permis et Autorisations - Direction de <text:span text:style-name="T15">VILLE</text:span></text:p>
            <text:p text:style-name="P2">ADRESSE</text:p>
            <text:p text:style-name="P15">RECOMMANDÉ</text:p>
          </table:table-cell>
        </table:table-row>
      </table:table>
      <text:p text:style-name="P4"/>
      <text:p text:style-name="P5">Transmis <text:span text:style-name="T7">de la demande de plans modificatifs</text:span></text:p>
      <text:p text:style-name="P3"/>
      <text:p text:style-name="P7"/>
      <text:p text:style-name="P16"><text:span text:style-name="T5"/></text:p>
      <text:p text:style-name="P8"/>
      <text:p text:style-name="P9"><office:annotation><dc:creator>Gauthier Bastien</dc:creator><dc:date>2011-02-16T16:12:24</dc:date><text:p text:style-name="P17"><text:span text:style-name="T22">do text if self.hasMultipleApplicants()</text:span></text:p></office:annotation><text:span text:style-name="T3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7"><text:span text:style-name="T21">do text if self.hasSingleApplicant()</text:span></text:p></office:annotation><text:span text:style-name="T3">Demandeur :</text:span> <text:text-input text:description="Demandeurs">self.getApplicantsSignaletic()</text:text-input></text:p>
      <text:p text:style-name="P9"><text:span text:style-name="T3">Objet :</text:span> <text:text-input text:description="Objet des travaux">self.getLicenceSubject()</text:text-input></text:p>
      <text:p text:style-name="P9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9"/>
      <text:p text:style-name="P9"><text:span text:style-name="T17">Monsieur le Fonctionnaire technique</text:span>,</text:p>
      <text:p text:style-name="P9"/>
      <text:p text:style-name="P12">Dans le cadre de la demande dont question sous rubrique, vous trouverez, en annexe, une copie du courrier envoyé, au demandeur, conformément à l’article 93 §3 du décret relatif au permis d’environnement du 11 mars 1999.</text:p>
      <text:p text:style-name="P10"/>
      <text:p text:style-name="P10"><text:span text:style-name="T8">Je vous informe qu’en séance du </text:span><text:span text:style-name="T10"><text:text-input text:description="Permis de bâtir-Date du dernier rapport de collège">licence_view.format_date(self.getLastAcknowledgment().getDecisionDate())</text:text-input></text:span><text:span text:style-name="T10"><text:s/></text:span><text:span text:style-name="T11">le </text:span><text:span text:style-name="T8">Collège communal a pris connaissance du rapport de synthèse refusant à ce stade le permis </text:span><text:span text:style-name="T9">unique</text:span><text:span text:style-name="T8"> et invite le demandeur à introduire auprès de l’autorité compétente, </text:span><text:span text:style-name="T12">des plans modificatifs ainsi qu'une notice corollaire permettant de remédier aux différents manquements soulevés </text:span><text:span text:style-name="T13">par l</text:span><text:span text:style-name="T14">es services techniques.</text:span></text:p>
      <text:p text:style-name="P11"/>
      <text:p text:style-name="P11">Nous vous en souhaitons bonne réception et nous vous prions d'agréer, <text:span text:style-name="T17">Monsieur le Fonctionnaire technique</text:span>, nos salutations distinguées.</text:p>
      <text:p text:style-name="P11"/>
      <text:p text:style-name="P11"><office:annotation><dc:creator>Gauthier Bastien</dc:creator><dc:date>2011-01-13T14:56:41</dc:date><text:p text:style-name="P17"><text:span text:style-name="T20">do text</text:span></text:p><text:p text:style-name="P17"><text:span text:style-name="T20">from document(at=signatures, format='odt')</text:span></text:p></office:annotation><text:span text:style-name="T1">Import depuis signatures.odt</text:span></text:p>
      <text:p text:style-name="P6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Frame_20_contents">
      <style:text-properties fo:font-size="11pt" officeooo:paragraph-rsid="00388f90" style:font-name="Arial" style:font-size-asian="11pt" style:font-size-complex="11pt"/>
    </style:style>
    <style:style style:family="paragraph" style:name="P2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388f90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388f90" style:font-name="Arial" style:font-size-asian="14pt" style:font-size-complex="14pt"/>
    </style:style>
    <style:style style:family="paragraph" style:name="P5" style:parent-style-name="UrbanTitle">
      <style:text-properties fo:font-size="14pt" officeooo:paragraph-rsid="00388f90" style:font-name="Arial" style:font-size-asian="14pt" style:font-size-complex="14pt" style:text-underline-style="none"/>
    </style:style>
    <style:style style:family="paragraph" style:name="P6" style:parent-style-name="UrbanBody">
      <style:text-properties fo:font-size="10.5pt" fo:font-style="normal" officeooo:paragraph-rsid="0029656a" officeooo:rsid="002bf3ff" style:font-name="Arial" style:font-size-asian="10.5pt" style:font-size-complex="10.5pt" style:font-style-asian="normal" style:font-style-complex="normal"/>
    </style:style>
    <style:style style:family="paragraph" style:name="P7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8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9" style:parent-style-name="UrbanBody">
      <style:text-properties fo:font-size="11pt" style:font-name="Arial" style:font-size-asian="11pt" style:font-size-complex="11pt"/>
    </style:style>
    <style:style style:family="paragraph" style:name="P10" style:parent-style-name="UrbanBody">
      <style:text-properties fo:font-size="11pt" officeooo:paragraph-rsid="002de73c" style:font-name="Arial" style:font-size-asian="11pt" style:font-size-complex="11pt"/>
    </style:style>
    <style:style style:family="paragraph" style:name="P11" style:parent-style-name="UrbanBody">
      <style:text-properties fo:font-size="11pt" officeooo:paragraph-rsid="0029656a" style:font-name="Arial" style:font-size-asian="11pt" style:font-size-complex="11pt"/>
    </style:style>
    <style:style style:family="paragraph" style:name="P12" style:parent-style-name="UrbanBody">
      <style:text-properties fo:country="BE" fo:font-size="11pt" fo:language="fr" officeooo:paragraph-rsid="002de73c" style:font-name="Arial" style:font-name-complex="Calibri" style:font-size-asian="11pt" style:font-size-complex="11pt"/>
    </style:style>
    <style:style style:family="paragraph" style:name="P13" style:parent-style-name="Standard">
      <style:paragraph-properties fo:text-align="start" style:justify-single-word="false"/>
      <style:text-properties fo:font-size="10pt" officeooo:paragraph-rsid="00388f90" style:font-name="Arial" style:font-size-asian="10pt" style:font-size-complex="10pt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88f90" style:font-name="Arial" style:font-size-asian="10pt" style:font-size-complex="10pt"/>
    </style:style>
    <style:style style:family="paragraph" style:name="P15" style:parent-style-name="UrbanTitle">
      <style:paragraph-properties fo:text-align="start" style:justify-single-word="false"/>
      <style:text-properties fo:font-size="11pt" fo:font-style="normal" fo:font-weight="bold" officeooo:paragraph-rsid="00388f90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6" style:parent-style-name="UrbanBody">
      <style:text-properties fo:font-size="11pt" fo:font-weight="bold" officeooo:paragraph-rsid="003120c3" style:font-name="Arial" style:font-size-asian="11pt" style:font-size-complex="11pt" style:font-weight-asian="bold" style:font-weight-complex="bold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fo:font-style="normal" fo:font-variant="normal" fo:font-weight="normal" fo:text-transform="none" officeooo:rsid="0040216c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2109e"/>
    </style:style>
    <style:style style:family="text" style:name="T7">
      <style:text-properties officeooo:rsid="002bda3c"/>
    </style:style>
    <style:style style:family="text" style:name="T8">
      <style:text-properties fo:country="BE" fo:language="fr" style:font-name-complex="Calibri"/>
    </style:style>
    <style:style style:family="text" style:name="T9">
      <style:text-properties fo:country="BE" fo:language="fr" officeooo:rsid="002de73c" style:font-name-complex="Calibri"/>
    </style:style>
    <style:style style:family="text" style:name="T10">
      <style:text-properties fo:background-color="transparent" fo:country="BE" fo:language="fr" loext:char-shading-value="0" style:font-name-complex="Arial"/>
    </style:style>
    <style:style style:family="text" style:name="T11">
      <style:text-properties fo:background-color="transparent" fo:country="BE" fo:language="fr" loext:char-shading-value="0" officeooo:rsid="003437cd" style:font-name-complex="Arial"/>
    </style:style>
    <style:style style:family="text" style:name="T12">
      <style:text-properties style:font-name-complex="Arial"/>
    </style:style>
    <style:style style:family="text" style:name="T13">
      <style:text-properties style:font-name-complex="Calibri"/>
    </style:style>
    <style:style style:family="text" style:name="T14">
      <style:text-properties officeooo:rsid="002de73c" style:font-name-complex="Calibri"/>
    </style:style>
    <style:style style:family="text" style:name="T15">
      <style:text-properties fo:background-color="#fff200" fo:color="#ce181e" loext:char-shading-value="0" officeooo:rsid="002cf8be"/>
    </style:style>
    <style:style style:family="text" style:name="T16">
      <style:text-properties officeooo:rsid="00362119"/>
    </style:style>
    <style:style style:family="text" style:name="T17">
      <style:text-properties officeooo:rsid="00318bbc"/>
    </style:style>
    <style:style style:family="text" style:name="T1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2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3"><office:annotation><dc:creator>Gauthier Bastien</dc:creator><dc:date>2011-01-13T14:56:41</dc:date><text:p text:style-name="P17"><text:span text:style-name="T20">do text</text:span></text:p><text:p text:style-name="P17"><text:span text:style-name="T20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4"><text:span text:style-name="Police_20_par_20_défaut"><text:span text:style-name="T18"><text:text-input text:description="">tool.getCityName()</text:text-input></text:span></text:span><text:span text:style-name="T19">, le </text:span><text:span text:style-name="T19"><text:text-input text:description="">licence_view.format_date()</text:text-input></text:span></text:p>
            <text:p text:style-name="P1">S<text:span text:style-name="T6">PW - </text:span>Département des Permis et Autorisations - Direction de <text:span text:style-name="T15">VILLE</text:span></text:p>
            <text:p text:style-name="P2">ADRESSE</text:p>
            <text:p text:style-name="P15">RECOMMANDÉ</text:p>
          </table:table-cell>
        </table:table-row>
      </table:table>
      <text:p text:style-name="P4"/>
      <text:p text:style-name="P5">Transmis <text:span text:style-name="T7">de la demande de plans modificatifs</text:span></text:p>
      <text:p text:style-name="P3"/>
      <text:p text:style-name="P7"/>
      <text:p text:style-name="P16"><text:span text:style-name="T5"/></text:p>
      <text:p text:style-name="P8"/>
      <text:p text:style-name="P9"><office:annotation><dc:creator>Gauthier Bastien</dc:creator><dc:date>2011-02-16T16:12:24</dc:date><text:p text:style-name="P17"><text:span text:style-name="T22">do text if self.hasMultipleApplicants()</text:span></text:p></office:annotation><text:span text:style-name="T3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7"><text:span text:style-name="T21">do text if self.hasSingleApplicant()</text:span></text:p></office:annotation><text:span text:style-name="T3">Demandeur :</text:span> <text:text-input text:description="Demandeurs">self.getApplicantsSignaletic()</text:text-input></text:p>
      <text:p text:style-name="P9"><text:span text:style-name="T3">Objet :</text:span> <text:text-input text:description="Objet des travaux">self.getLicenceSubject()</text:text-input></text:p>
      <text:p text:style-name="P9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9"/>
      <text:p text:style-name="P9"><text:span text:style-name="T17">Monsieur le Fonctionnaire technique</text:span>,</text:p>
      <text:p text:style-name="P9"/>
      <text:p text:style-name="P12">Dans le cadre de la demande dont question sous rubrique, vous trouverez, en annexe, une copie du courrier envoyé, au demandeur, conformément à l’article 93 §3 du décret relatif au permis d’environnement du 11 mars 1999.</text:p>
      <text:p text:style-name="P10"/>
      <text:p text:style-name="P10"><text:span text:style-name="T8">Je vous informe qu’en séance du </text:span><text:span text:style-name="T10"><text:text-input text:description="Permis de bâtir-Date du dernier rapport de collège">licence_view.format_date(self.getLastAcknowledgment().getDecisionDate())</text:text-input></text:span><text:span text:style-name="T10"><text:s/></text:span><text:span text:style-name="T11">le </text:span><text:span text:style-name="T8">Collège communal a pris connaissance du rapport de synthèse refusant à ce stade le permis </text:span><text:span text:style-name="T9">unique</text:span><text:span text:style-name="T8"> et invite le demandeur à introduire auprès de l’autorité compétente, </text:span><text:span text:style-name="T12">des plans modificatifs ainsi qu'une notice corollaire permettant de remédier aux différents manquements soulevés </text:span><text:span text:style-name="T13">par l</text:span><text:span text:style-name="T14">es services techniques.</text:span></text:p>
      <text:p text:style-name="P11"/>
      <text:p text:style-name="P11">Nous vous en souhaitons bonne réception et nous vous prions d'agréer, <text:span text:style-name="T17">Monsieur le Fonctionnaire technique</text:span>, nos salutations distinguées.</text:p>
      <text:p text:style-name="P11"/>
      <text:p text:style-name="P11"><office:annotation><dc:creator>Gauthier Bastien</dc:creator><dc:date>2011-01-13T14:56:41</dc:date><text:p text:style-name="P17"><text:span text:style-name="T20">do text</text:span></text:p><text:p text:style-name="P17"><text:span text:style-name="T20">from document(at=signatures, format='odt')</text:span></text:p></office:annotation><text:span text:style-name="T1">Import depuis signatures.odt</text:span></text:p>
      <text:p text:style-name="P6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Frame_20_contents">
      <style:text-properties fo:font-size="11pt" officeooo:paragraph-rsid="00388f90" style:font-name="Arial" style:font-size-asian="11pt" style:font-size-complex="11pt"/>
    </style:style>
    <style:style style:family="paragraph" style:name="P2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388f90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388f90" style:font-name="Arial" style:font-size-asian="14pt" style:font-size-complex="14pt"/>
    </style:style>
    <style:style style:family="paragraph" style:name="P5" style:parent-style-name="UrbanTitle">
      <style:text-properties fo:font-size="14pt" officeooo:paragraph-rsid="00388f90" style:font-name="Arial" style:font-size-asian="14pt" style:font-size-complex="14pt" style:text-underline-style="none"/>
    </style:style>
    <style:style style:family="paragraph" style:name="P6" style:parent-style-name="UrbanBody">
      <style:text-properties fo:font-size="10.5pt" fo:font-style="normal" officeooo:paragraph-rsid="0029656a" officeooo:rsid="002bf3ff" style:font-name="Arial" style:font-size-asian="10.5pt" style:font-size-complex="10.5pt" style:font-style-asian="normal" style:font-style-complex="normal"/>
    </style:style>
    <style:style style:family="paragraph" style:name="P7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8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9" style:parent-style-name="UrbanBody">
      <style:text-properties fo:font-size="11pt" style:font-name="Arial" style:font-size-asian="11pt" style:font-size-complex="11pt"/>
    </style:style>
    <style:style style:family="paragraph" style:name="P10" style:parent-style-name="UrbanBody">
      <style:text-properties fo:font-size="11pt" officeooo:paragraph-rsid="002de73c" style:font-name="Arial" style:font-size-asian="11pt" style:font-size-complex="11pt"/>
    </style:style>
    <style:style style:family="paragraph" style:name="P11" style:parent-style-name="UrbanBody">
      <style:text-properties fo:font-size="11pt" officeooo:paragraph-rsid="0029656a" style:font-name="Arial" style:font-size-asian="11pt" style:font-size-complex="11pt"/>
    </style:style>
    <style:style style:family="paragraph" style:name="P12" style:parent-style-name="UrbanBody">
      <style:text-properties fo:country="BE" fo:font-size="11pt" fo:language="fr" officeooo:paragraph-rsid="002de73c" style:font-name="Arial" style:font-name-complex="Calibri" style:font-size-asian="11pt" style:font-size-complex="11pt"/>
    </style:style>
    <style:style style:family="paragraph" style:name="P13" style:parent-style-name="Standard">
      <style:paragraph-properties fo:text-align="start" style:justify-single-word="false"/>
      <style:text-properties fo:font-size="10pt" officeooo:paragraph-rsid="00388f90" style:font-name="Arial" style:font-size-asian="10pt" style:font-size-complex="10pt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88f90" style:font-name="Arial" style:font-size-asian="10pt" style:font-size-complex="10pt"/>
    </style:style>
    <style:style style:family="paragraph" style:name="P15" style:parent-style-name="UrbanTitle">
      <style:paragraph-properties fo:text-align="start" style:justify-single-word="false"/>
      <style:text-properties fo:font-size="11pt" fo:font-style="normal" fo:font-weight="bold" officeooo:paragraph-rsid="00388f90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6" style:parent-style-name="UrbanBody">
      <style:text-properties fo:font-size="11pt" fo:font-weight="bold" officeooo:paragraph-rsid="003120c3" style:font-name="Arial" style:font-size-asian="11pt" style:font-size-complex="11pt" style:font-weight-asian="bold" style:font-weight-complex="bold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fo:font-style="normal" fo:font-variant="normal" fo:font-weight="normal" fo:text-transform="none" officeooo:rsid="0040216c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2109e"/>
    </style:style>
    <style:style style:family="text" style:name="T7">
      <style:text-properties officeooo:rsid="002bda3c"/>
    </style:style>
    <style:style style:family="text" style:name="T8">
      <style:text-properties fo:country="BE" fo:language="fr" style:font-name-complex="Calibri"/>
    </style:style>
    <style:style style:family="text" style:name="T9">
      <style:text-properties fo:country="BE" fo:language="fr" officeooo:rsid="002de73c" style:font-name-complex="Calibri"/>
    </style:style>
    <style:style style:family="text" style:name="T10">
      <style:text-properties fo:background-color="transparent" fo:country="BE" fo:language="fr" loext:char-shading-value="0" style:font-name-complex="Arial"/>
    </style:style>
    <style:style style:family="text" style:name="T11">
      <style:text-properties fo:background-color="transparent" fo:country="BE" fo:language="fr" loext:char-shading-value="0" officeooo:rsid="003437cd" style:font-name-complex="Arial"/>
    </style:style>
    <style:style style:family="text" style:name="T12">
      <style:text-properties style:font-name-complex="Arial"/>
    </style:style>
    <style:style style:family="text" style:name="T13">
      <style:text-properties style:font-name-complex="Calibri"/>
    </style:style>
    <style:style style:family="text" style:name="T14">
      <style:text-properties officeooo:rsid="002de73c" style:font-name-complex="Calibri"/>
    </style:style>
    <style:style style:family="text" style:name="T15">
      <style:text-properties fo:background-color="#fff200" fo:color="#ce181e" loext:char-shading-value="0" officeooo:rsid="002cf8be"/>
    </style:style>
    <style:style style:family="text" style:name="T16">
      <style:text-properties officeooo:rsid="00362119"/>
    </style:style>
    <style:style style:family="text" style:name="T17">
      <style:text-properties officeooo:rsid="00318bbc"/>
    </style:style>
    <style:style style:family="text" style:name="T1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2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3"><office:annotation><dc:creator>Gauthier Bastien</dc:creator><dc:date>2011-01-13T14:56:41</dc:date><text:p text:style-name="P17"><text:span text:style-name="T20">do text</text:span></text:p><text:p text:style-name="P17"><text:span text:style-name="T20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4"><text:span text:style-name="Police_20_par_20_défaut"><text:span text:style-name="T18"><text:text-input text:description="">tool.getCityName()</text:text-input></text:span></text:span><text:span text:style-name="T19">, le </text:span><text:span text:style-name="T19"><text:text-input text:description="">licence_view.format_date()</text:text-input></text:span></text:p>
            <text:p text:style-name="P1">S<text:span text:style-name="T6">PW - </text:span>Département des Permis et Autorisations - Direction de <text:span text:style-name="T15">VILLE</text:span></text:p>
            <text:p text:style-name="P2">ADRESSE</text:p>
            <text:p text:style-name="P15">RECOMMANDÉ</text:p>
          </table:table-cell>
        </table:table-row>
      </table:table>
      <text:p text:style-name="P4"/>
      <text:p text:style-name="P5">Transmis <text:span text:style-name="T7">de la demande de plans modificatifs</text:span></text:p>
      <text:p text:style-name="P3"/>
      <text:p text:style-name="P7"/>
      <text:p text:style-name="P16"><text:span text:style-name="T5"/></text:p>
      <text:p text:style-name="P8"/>
      <text:p text:style-name="P9"><office:annotation><dc:creator>Gauthier Bastien</dc:creator><dc:date>2011-02-16T16:12:24</dc:date><text:p text:style-name="P17"><text:span text:style-name="T22">do text if self.hasMultipleApplicants()</text:span></text:p></office:annotation><text:span text:style-name="T3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7"><text:span text:style-name="T21">do text if self.hasSingleApplicant()</text:span></text:p></office:annotation><text:span text:style-name="T3">Demandeur :</text:span> <text:text-input text:description="Demandeurs">self.getApplicantsSignaletic()</text:text-input></text:p>
      <text:p text:style-name="P9"><text:span text:style-name="T3">Objet :</text:span> <text:text-input text:description="Objet des travaux">self.getLicenceSubject()</text:text-input></text:p>
      <text:p text:style-name="P9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9"/>
      <text:p text:style-name="P9"><text:span text:style-name="T17">Monsieur le Fonctionnaire technique</text:span>,</text:p>
      <text:p text:style-name="P9"/>
      <text:p text:style-name="P12">Dans le cadre de la demande dont question sous rubrique, vous trouverez, en annexe, une copie du courrier envoyé, au demandeur, conformément à l’article 93 §3 du décret relatif au permis d’environnement du 11 mars 1999.</text:p>
      <text:p text:style-name="P10"/>
      <text:p text:style-name="P10"><text:span text:style-name="T8">Je vous informe qu’en séance du </text:span><text:span text:style-name="T10"><text:text-input text:description="Permis de bâtir-Date du dernier rapport de collège">licence_view.format_date(self.getLastAcknowledgment().getDecisionDate())</text:text-input></text:span><text:span text:style-name="T10"><text:s/></text:span><text:span text:style-name="T11">le </text:span><text:span text:style-name="T8">Collège communal a pris connaissance du rapport de synthèse refusant à ce stade le permis </text:span><text:span text:style-name="T9">unique</text:span><text:span text:style-name="T8"> et invite le demandeur à introduire auprès de l’autorité compétente, </text:span><text:span text:style-name="T12">des plans modificatifs ainsi qu'une notice corollaire permettant de remédier aux différents manquements soulevés </text:span><text:span text:style-name="T13">par l</text:span><text:span text:style-name="T14">es services techniques.</text:span></text:p>
      <text:p text:style-name="P11"/>
      <text:p text:style-name="P11">Nous vous en souhaitons bonne réception et nous vous prions d'agréer, <text:span text:style-name="T17">Monsieur le Fonctionnaire technique</text:span>, nos salutations distinguées.</text:p>
      <text:p text:style-name="P11"/>
      <text:p text:style-name="P11"><office:annotation><dc:creator>Gauthier Bastien</dc:creator><dc:date>2011-01-13T14:56:41</dc:date><text:p text:style-name="P17"><text:span text:style-name="T20">do text</text:span></text:p><text:p text:style-name="P17"><text:span text:style-name="T20">from document(at=signatures, format='odt')</text:span></text:p></office:annotation><text:span text:style-name="T1">Import depuis signatures.odt</text:span></text:p>
      <text:p text:style-name="P6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Frame_20_contents">
      <style:text-properties fo:font-size="11pt" officeooo:paragraph-rsid="00388f90" style:font-name="Arial" style:font-size-asian="11pt" style:font-size-complex="11pt"/>
    </style:style>
    <style:style style:family="paragraph" style:name="P2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388f90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388f90" style:font-name="Arial" style:font-size-asian="14pt" style:font-size-complex="14pt"/>
    </style:style>
    <style:style style:family="paragraph" style:name="P5" style:parent-style-name="UrbanTitle">
      <style:text-properties fo:font-size="14pt" officeooo:paragraph-rsid="00388f90" style:font-name="Arial" style:font-size-asian="14pt" style:font-size-complex="14pt" style:text-underline-style="none"/>
    </style:style>
    <style:style style:family="paragraph" style:name="P6" style:parent-style-name="UrbanBody">
      <style:text-properties fo:font-size="10.5pt" fo:font-style="normal" officeooo:paragraph-rsid="0029656a" officeooo:rsid="002bf3ff" style:font-name="Arial" style:font-size-asian="10.5pt" style:font-size-complex="10.5pt" style:font-style-asian="normal" style:font-style-complex="normal"/>
    </style:style>
    <style:style style:family="paragraph" style:name="P7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8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9" style:parent-style-name="UrbanBody">
      <style:text-properties fo:font-size="11pt" style:font-name="Arial" style:font-size-asian="11pt" style:font-size-complex="11pt"/>
    </style:style>
    <style:style style:family="paragraph" style:name="P10" style:parent-style-name="UrbanBody">
      <style:text-properties fo:font-size="11pt" officeooo:paragraph-rsid="002de73c" style:font-name="Arial" style:font-size-asian="11pt" style:font-size-complex="11pt"/>
    </style:style>
    <style:style style:family="paragraph" style:name="P11" style:parent-style-name="UrbanBody">
      <style:text-properties fo:font-size="11pt" officeooo:paragraph-rsid="0029656a" style:font-name="Arial" style:font-size-asian="11pt" style:font-size-complex="11pt"/>
    </style:style>
    <style:style style:family="paragraph" style:name="P12" style:parent-style-name="UrbanBody">
      <style:text-properties fo:country="BE" fo:font-size="11pt" fo:language="fr" officeooo:paragraph-rsid="002de73c" style:font-name="Arial" style:font-name-complex="Calibri" style:font-size-asian="11pt" style:font-size-complex="11pt"/>
    </style:style>
    <style:style style:family="paragraph" style:name="P13" style:parent-style-name="Standard">
      <style:paragraph-properties fo:text-align="start" style:justify-single-word="false"/>
      <style:text-properties fo:font-size="10pt" officeooo:paragraph-rsid="00388f90" style:font-name="Arial" style:font-size-asian="10pt" style:font-size-complex="10pt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88f90" style:font-name="Arial" style:font-size-asian="10pt" style:font-size-complex="10pt"/>
    </style:style>
    <style:style style:family="paragraph" style:name="P15" style:parent-style-name="UrbanTitle">
      <style:paragraph-properties fo:text-align="start" style:justify-single-word="false"/>
      <style:text-properties fo:font-size="11pt" fo:font-style="normal" fo:font-weight="bold" officeooo:paragraph-rsid="00388f90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6" style:parent-style-name="UrbanBody">
      <style:text-properties fo:font-size="11pt" fo:font-weight="bold" officeooo:paragraph-rsid="003120c3" style:font-name="Arial" style:font-size-asian="11pt" style:font-size-complex="11pt" style:font-weight-asian="bold" style:font-weight-complex="bold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fo:font-style="normal" fo:font-variant="normal" fo:font-weight="normal" fo:text-transform="none" officeooo:rsid="0040216c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2109e"/>
    </style:style>
    <style:style style:family="text" style:name="T7">
      <style:text-properties officeooo:rsid="002bda3c"/>
    </style:style>
    <style:style style:family="text" style:name="T8">
      <style:text-properties fo:country="BE" fo:language="fr" style:font-name-complex="Calibri"/>
    </style:style>
    <style:style style:family="text" style:name="T9">
      <style:text-properties fo:country="BE" fo:language="fr" officeooo:rsid="002de73c" style:font-name-complex="Calibri"/>
    </style:style>
    <style:style style:family="text" style:name="T10">
      <style:text-properties fo:background-color="transparent" fo:country="BE" fo:language="fr" loext:char-shading-value="0" style:font-name-complex="Arial"/>
    </style:style>
    <style:style style:family="text" style:name="T11">
      <style:text-properties fo:background-color="transparent" fo:country="BE" fo:language="fr" loext:char-shading-value="0" officeooo:rsid="003437cd" style:font-name-complex="Arial"/>
    </style:style>
    <style:style style:family="text" style:name="T12">
      <style:text-properties style:font-name-complex="Arial"/>
    </style:style>
    <style:style style:family="text" style:name="T13">
      <style:text-properties style:font-name-complex="Calibri"/>
    </style:style>
    <style:style style:family="text" style:name="T14">
      <style:text-properties officeooo:rsid="002de73c" style:font-name-complex="Calibri"/>
    </style:style>
    <style:style style:family="text" style:name="T15">
      <style:text-properties fo:background-color="#fff200" fo:color="#ce181e" loext:char-shading-value="0" officeooo:rsid="002cf8be"/>
    </style:style>
    <style:style style:family="text" style:name="T16">
      <style:text-properties officeooo:rsid="00362119"/>
    </style:style>
    <style:style style:family="text" style:name="T17">
      <style:text-properties officeooo:rsid="00318bbc"/>
    </style:style>
    <style:style style:family="text" style:name="T1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2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3"><office:annotation><dc:creator>Gauthier Bastien</dc:creator><dc:date>2011-01-13T14:56:41</dc:date><text:p text:style-name="P17"><text:span text:style-name="T20">do text</text:span></text:p><text:p text:style-name="P17"><text:span text:style-name="T20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4"><text:span text:style-name="Police_20_par_20_défaut"><text:span text:style-name="T18"><text:text-input text:description="">tool.getCityName()</text:text-input></text:span></text:span><text:span text:style-name="T19">, le </text:span><text:span text:style-name="T19"><text:text-input text:description="">licence_view.format_date()</text:text-input></text:span></text:p>
            <text:p text:style-name="P1">S<text:span text:style-name="T6">PW - </text:span>Département des Permis et Autorisations - Direction de <text:span text:style-name="T15">VILLE</text:span></text:p>
            <text:p text:style-name="P2">ADRESSE</text:p>
            <text:p text:style-name="P15">RECOMMANDÉ</text:p>
          </table:table-cell>
        </table:table-row>
      </table:table>
      <text:p text:style-name="P4"/>
      <text:p text:style-name="P5">Transmis <text:span text:style-name="T7">de la demande de plans modificatifs</text:span></text:p>
      <text:p text:style-name="P3"/>
      <text:p text:style-name="P7"/>
      <text:p text:style-name="P16"><text:span text:style-name="T5"/></text:p>
      <text:p text:style-name="P8"/>
      <text:p text:style-name="P9"><office:annotation><dc:creator>Gauthier Bastien</dc:creator><dc:date>2011-02-16T16:12:24</dc:date><text:p text:style-name="P17"><text:span text:style-name="T22">do text if self.hasMultipleApplicants()</text:span></text:p></office:annotation><text:span text:style-name="T3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7"><text:span text:style-name="T21">do text if self.hasSingleApplicant()</text:span></text:p></office:annotation><text:span text:style-name="T3">Demandeur :</text:span> <text:text-input text:description="Demandeurs">self.getApplicantsSignaletic()</text:text-input></text:p>
      <text:p text:style-name="P9"><text:span text:style-name="T3">Objet :</text:span> <text:text-input text:description="Objet des travaux">self.getLicenceSubject()</text:text-input></text:p>
      <text:p text:style-name="P9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9"/>
      <text:p text:style-name="P9"><text:span text:style-name="T17">Monsieur le Fonctionnaire technique</text:span>,</text:p>
      <text:p text:style-name="P9"/>
      <text:p text:style-name="P12">Dans le cadre de la demande dont question sous rubrique, vous trouverez, en annexe, une copie du courrier envoyé, au demandeur, conformément à l’article 93 §3 du décret relatif au permis d’environnement du 11 mars 1999.</text:p>
      <text:p text:style-name="P10"/>
      <text:p text:style-name="P10"><text:span text:style-name="T8">Je vous informe qu’en séance du </text:span><text:span text:style-name="T10"><text:text-input text:description="Permis de bâtir-Date du dernier rapport de collège">licence_view.format_date(self.getLastAcknowledgment().getDecisionDate())</text:text-input></text:span><text:span text:style-name="T10"><text:s/></text:span><text:span text:style-name="T11">le </text:span><text:span text:style-name="T8">Collège communal a pris connaissance du rapport de synthèse refusant à ce stade le permis </text:span><text:span text:style-name="T9">unique</text:span><text:span text:style-name="T8"> et invite le demandeur à introduire auprès de l’autorité compétente, </text:span><text:span text:style-name="T12">des plans modificatifs ainsi qu'une notice corollaire permettant de remédier aux différents manquements soulevés </text:span><text:span text:style-name="T13">par l</text:span><text:span text:style-name="T14">es services techniques.</text:span></text:p>
      <text:p text:style-name="P11"/>
      <text:p text:style-name="P11">Nous vous en souhaitons bonne réception et nous vous prions d'agréer, <text:span text:style-name="T17">Monsieur le Fonctionnaire technique</text:span>, nos salutations distinguées.</text:p>
      <text:p text:style-name="P11"/>
      <text:p text:style-name="P11"><office:annotation><dc:creator>Gauthier Bastien</dc:creator><dc:date>2011-01-13T14:56:41</dc:date><text:p text:style-name="P17"><text:span text:style-name="T20">do text</text:span></text:p><text:p text:style-name="P17"><text:span text:style-name="T20">from document(at=signatures, format='odt')</text:span></text:p></office:annotation><text:span text:style-name="T1">Import depuis signatures.odt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51:48.350104971</dc:date>
    <dc:language>fr-FR</dc:language>
    <meta:editing-cycles>116</meta:editing-cycles>
    <meta:editing-duration>P1DT9H33M45S</meta:editing-duration>
    <meta:document-statistic meta:table-count="1" meta:image-count="0" meta:object-count="0" meta:page-count="1" meta:paragraph-count="15" meta:word-count="173" meta:character-count="1261" meta:non-whitespace-character-count="1120"/>
    <meta:user-defined meta:name="Info 1"/>
    <meta:user-defined meta:name="Info 2"/>
    <meta:user-defined meta:name="Info 3"/>
    <meta:user-defined meta:name="Info 4"/>
  </office:meta>
</office:document-meta>
</file>